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c4f9f" style:font-weight-asian="normal" style:font-weight-complex="normal"/>
    </style:style>
    <style:style style:name="T3" style:family="text">
      <style:text-properties fo:font-weight="normal" officeooo:rsid="01256fd6" style:font-weight-asian="normal" style:font-weight-complex="normal"/>
    </style:style>
    <style:style style:name="T4" style:family="text">
      <style:text-properties fo:font-weight="normal" officeooo:rsid="01258b95" style:font-weight-asian="normal" style:font-weight-complex="normal"/>
    </style:style>
    <style:style style:name="T5" style:family="text">
      <style:text-properties fo:font-weight="normal" officeooo:rsid="01271336" style:font-weight-asian="normal" style:font-weight-complex="normal"/>
    </style:style>
    <style:style style:name="T6" style:family="text">
      <style:text-properties fo:font-weight="normal" officeooo:rsid="0128ba68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officeooo:rsid="0089527f"/>
    </style:style>
    <style:style style:name="T9" style:family="text">
      <style:text-properties officeooo:rsid="009ec488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officeooo:rsid="00e8a060" style:language-asian="zxx" style:country-asian="none" style:language-complex="zxx" style:country-complex="none"/>
    </style:style>
    <style:style style:name="T12" style:family="text">
      <style:text-properties fo:language="zxx" fo:country="none" officeooo:rsid="00ea03bd" style:language-asian="zxx" style:country-asian="none" style:language-complex="zxx" style:country-complex="none"/>
    </style:style>
    <style:style style:name="T13" style:family="text">
      <style:text-properties fo:language="zxx" fo:country="none" officeooo:rsid="00ed74aa" style:language-asian="zxx" style:country-asian="none" style:language-complex="zxx" style:country-complex="none"/>
    </style:style>
    <style:style style:name="T14" style:family="text">
      <style:text-properties fo:language="zxx" fo:country="none" officeooo:rsid="00f46c05" style:language-asian="zxx" style:country-asian="none" style:language-complex="zxx" style:country-complex="none"/>
    </style:style>
    <style:style style:name="T15" style:family="text">
      <style:text-properties fo:language="zxx" fo:country="none" officeooo:rsid="00f680fa" style:language-asian="zxx" style:country-asian="none" style:language-complex="zxx" style:country-complex="none"/>
    </style:style>
    <style:style style:name="T16" style:family="text">
      <style:text-properties fo:language="zxx" fo:country="none" officeooo:rsid="00f9132d" style:language-asian="zxx" style:country-asian="none" style:language-complex="zxx" style:country-complex="none"/>
    </style:style>
    <style:style style:name="T17" style:family="text">
      <style:text-properties fo:language="zxx" fo:country="none" officeooo:rsid="00fa877d" style:language-asian="zxx" style:country-asian="none" style:language-complex="zxx" style:country-complex="none"/>
    </style:style>
    <style:style style:name="T18" style:family="text">
      <style:text-properties fo:language="zxx" fo:country="none" officeooo:rsid="00fc446a" style:language-asian="zxx" style:country-asian="none" style:language-complex="zxx" style:country-complex="none"/>
    </style:style>
    <style:style style:name="T19" style:family="text">
      <style:text-properties officeooo:rsid="01070495"/>
    </style:style>
    <style:style style:name="T20" style:family="text">
      <style:text-properties officeooo:rsid="01080314"/>
    </style:style>
    <style:style style:name="T21" style:family="text">
      <style:text-properties officeooo:rsid="010b827f"/>
    </style:style>
    <style:style style:name="T22" style:family="text">
      <style:text-properties officeooo:rsid="011135cf"/>
    </style:style>
    <style:style style:name="T23" style:family="text">
      <style:text-properties officeooo:rsid="0118027e"/>
    </style:style>
    <style:style style:name="T24" style:family="text">
      <style:text-properties officeooo:rsid="0119043b"/>
    </style:style>
    <style:style style:name="T25" style:family="text">
      <style:text-properties officeooo:rsid="0119dbed"/>
    </style:style>
    <style:style style:name="T26" style:family="text">
      <style:text-properties officeooo:rsid="011c782f"/>
    </style:style>
    <style:style style:name="T27" style:family="text">
      <style:text-properties officeooo:rsid="011f88b8"/>
    </style:style>
    <style:style style:name="T28" style:family="text">
      <style:text-properties officeooo:rsid="011fb3d7"/>
    </style:style>
    <style:style style:name="T29" style:family="text">
      <style:text-properties officeooo:rsid="012123bd"/>
    </style:style>
    <style:style style:name="T30" style:family="text">
      <style:text-properties officeooo:rsid="0121bcc2"/>
    </style:style>
    <style:style style:name="T31" style:family="text">
      <style:text-properties officeooo:rsid="0122e370"/>
    </style:style>
    <style:style style:name="T32" style:family="text">
      <style:text-properties officeooo:rsid="001381ba"/>
    </style:style>
    <style:style style:name="T33" style:family="text">
      <style:text-properties officeooo:rsid="00154ad5"/>
    </style:style>
    <style:style style:name="T34" style:family="text">
      <style:text-properties officeooo:rsid="0016f415"/>
    </style:style>
    <style:style style:name="T35" style:family="text">
      <style:text-properties officeooo:rsid="001eb843"/>
    </style:style>
    <style:style style:name="T36" style:family="text">
      <style:text-properties officeooo:rsid="00225a85"/>
    </style:style>
    <style:style style:name="T37" style:family="text">
      <style:text-properties officeooo:rsid="0023cfa0"/>
    </style:style>
    <style:style style:name="T38" style:family="text">
      <style:text-properties officeooo:rsid="00264554"/>
    </style:style>
    <style:style style:name="T39" style:family="text">
      <style:text-properties officeooo:rsid="002ca78d"/>
    </style:style>
    <style:style style:name="T40" style:family="text">
      <style:text-properties officeooo:rsid="0032810f"/>
    </style:style>
    <style:style style:name="T41" style:family="text">
      <style:text-properties officeooo:rsid="003487a2"/>
    </style:style>
    <style:style style:name="T42" style:family="text">
      <style:text-properties officeooo:rsid="00379750"/>
    </style:style>
    <style:style style:name="T43" style:family="text">
      <style:text-properties officeooo:rsid="003f54f8"/>
    </style:style>
    <style:style style:name="T44" style:family="text">
      <style:text-properties officeooo:rsid="00500f95"/>
    </style:style>
    <style:style style:name="T45" style:family="text">
      <style:text-properties officeooo:rsid="00543d1b"/>
    </style:style>
    <style:style style:name="T46" style:family="text">
      <style:text-properties officeooo:rsid="005cfa87"/>
    </style:style>
    <style:style style:name="T47" style:family="text">
      <style:text-properties officeooo:rsid="005f0592"/>
    </style:style>
    <style:style style:name="T48" style:family="text">
      <style:text-properties officeooo:rsid="00627e50"/>
    </style:style>
    <style:style style:name="T49" style:family="text">
      <style:text-properties officeooo:rsid="0067ab33"/>
    </style:style>
    <style:style style:name="T50" style:family="text">
      <style:text-properties officeooo:rsid="006e05d0"/>
    </style:style>
    <style:style style:name="T51" style:family="text">
      <style:text-properties officeooo:rsid="0071db86"/>
    </style:style>
    <style:style style:name="T52" style:family="text">
      <style:text-properties officeooo:rsid="007425c0"/>
    </style:style>
    <style:style style:name="T53" style:family="text">
      <style:text-properties officeooo:rsid="007c0031"/>
    </style:style>
    <style:style style:name="T54" style:family="text">
      <style:text-properties officeooo:rsid="007d3e76"/>
    </style:style>
    <style:style style:name="T55" style:family="text">
      <style:text-properties officeooo:rsid="00860ca8"/>
    </style:style>
    <style:style style:name="T56" style:family="text">
      <style:text-properties officeooo:rsid="008abcca"/>
    </style:style>
    <style:style style:name="T57" style:family="text">
      <style:text-properties officeooo:rsid="008dd37b"/>
    </style:style>
    <style:style style:name="T58" style:family="text">
      <style:text-properties officeooo:rsid="0091dfac"/>
    </style:style>
    <style:style style:name="T59" style:family="text">
      <style:text-properties officeooo:rsid="00957bb4"/>
    </style:style>
    <style:style style:name="T60" style:family="text">
      <style:text-properties officeooo:rsid="009a1671"/>
    </style:style>
    <style:style style:name="T61" style:family="text">
      <style:text-properties officeooo:rsid="009e0c52"/>
    </style:style>
    <style:style style:name="T62" style:family="text">
      <style:text-properties officeooo:rsid="00a0faf4"/>
    </style:style>
    <style:style style:name="T63" style:family="text">
      <style:text-properties officeooo:rsid="00a611f9"/>
    </style:style>
    <style:style style:name="T64" style:family="text">
      <style:text-properties officeooo:rsid="00a7de14"/>
    </style:style>
    <style:style style:name="T65" style:family="text">
      <style:text-properties officeooo:rsid="00aa6f3c"/>
    </style:style>
    <style:style style:name="T66" style:family="text">
      <style:text-properties officeooo:rsid="00add6e2"/>
    </style:style>
    <style:style style:name="T67" style:family="text">
      <style:text-properties officeooo:rsid="00b3f07f"/>
    </style:style>
    <style:style style:name="T68" style:family="text">
      <style:text-properties officeooo:rsid="00b572f5"/>
    </style:style>
    <style:style style:name="T69" style:family="text">
      <style:text-properties officeooo:rsid="00b5c8f7"/>
    </style:style>
    <style:style style:name="T70" style:family="text">
      <style:text-properties officeooo:rsid="00b62846"/>
    </style:style>
    <style:style style:name="T71" style:family="text">
      <style:text-properties officeooo:rsid="00ba5d83"/>
    </style:style>
    <style:style style:name="T72" style:family="text">
      <style:text-properties officeooo:rsid="00be538d"/>
    </style:style>
    <style:style style:name="T73" style:family="text">
      <style:text-properties officeooo:rsid="00bf61da"/>
    </style:style>
    <style:style style:name="T74" style:family="text">
      <style:text-properties officeooo:rsid="00c273e5"/>
    </style:style>
    <style:style style:name="T75" style:family="text">
      <style:text-properties officeooo:rsid="00c56630"/>
    </style:style>
    <style:style style:name="T76" style:family="text">
      <style:text-properties officeooo:rsid="00c7e723"/>
    </style:style>
    <style:style style:name="T77" style:family="text">
      <style:text-properties officeooo:rsid="00c8b38d"/>
    </style:style>
    <style:style style:name="T78" style:family="text">
      <style:text-properties officeooo:rsid="00c98d7c"/>
    </style:style>
    <style:style style:name="T79" style:family="text">
      <style:text-properties officeooo:rsid="00cb030b"/>
    </style:style>
    <style:style style:name="T80" style:family="text">
      <style:text-properties officeooo:rsid="00cbdf79"/>
    </style:style>
    <style:style style:name="T81" style:family="text">
      <style:text-properties officeooo:rsid="00cc1cf0"/>
    </style:style>
    <style:style style:name="T82" style:family="text">
      <style:text-properties officeooo:rsid="00cfa071"/>
    </style:style>
    <style:style style:name="T83" style:family="text">
      <style:text-properties officeooo:rsid="00d17748"/>
    </style:style>
    <style:style style:name="T84" style:family="text">
      <style:text-properties officeooo:rsid="00d45ac9"/>
    </style:style>
    <style:style style:name="T85" style:family="text">
      <style:text-properties officeooo:rsid="00d82034"/>
    </style:style>
    <style:style style:name="T86" style:family="text">
      <style:text-properties officeooo:rsid="00d7e946"/>
    </style:style>
    <style:style style:name="T87" style:family="text">
      <style:text-properties officeooo:rsid="00dac57c"/>
    </style:style>
    <style:style style:name="T88" style:family="text">
      <style:text-properties officeooo:rsid="00deff30"/>
    </style:style>
    <style:style style:name="T89" style:family="text">
      <style:text-properties officeooo:rsid="00e13919"/>
    </style:style>
    <style:style style:name="T90" style:family="text">
      <style:text-properties officeooo:rsid="00e29110"/>
    </style:style>
    <style:style style:name="T91" style:family="text">
      <style:text-properties officeooo:rsid="00e7ef8d"/>
    </style:style>
    <style:style style:name="T92" style:family="text">
      <style:text-properties officeooo:rsid="00fe0f27"/>
    </style:style>
    <style:style style:name="T93" style:family="text">
      <style:text-properties officeooo:rsid="00ffaa5d"/>
    </style:style>
    <style:style style:name="T94" style:family="text">
      <style:text-properties officeooo:rsid="01008314"/>
    </style:style>
    <style:style style:name="T95" style:family="text">
      <style:text-properties officeooo:rsid="0101cd9f"/>
    </style:style>
    <style:style style:name="T96" style:family="text">
      <style:text-properties officeooo:rsid="01055adc"/>
    </style:style>
    <style:style style:name="T97" style:family="text">
      <style:text-properties officeooo:rsid="010a4aee"/>
    </style:style>
    <style:style style:name="T98" style:family="text">
      <style:text-properties officeooo:rsid="010dfa3f"/>
    </style:style>
    <style:style style:name="T99" style:family="text">
      <style:text-properties officeooo:rsid="010f4147"/>
    </style:style>
    <style:style style:name="T100" style:family="text">
      <style:text-properties officeooo:rsid="010f5de0"/>
    </style:style>
    <style:style style:name="T101" style:family="text">
      <style:text-properties officeooo:rsid="01115878"/>
    </style:style>
    <style:style style:name="T102" style:family="text">
      <style:text-properties officeooo:rsid="0112d83a"/>
    </style:style>
    <style:style style:name="T103" style:family="text">
      <style:text-properties officeooo:rsid="01256fd6"/>
    </style:style>
    <style:style style:name="T104" style:family="text">
      <style:text-properties officeooo:rsid="01258b95"/>
    </style:style>
    <style:style style:name="T105" style:family="text">
      <style:text-properties officeooo:rsid="01271336"/>
    </style:style>
    <style:style style:name="T106" style:family="text">
      <style:text-properties officeooo:rsid="0128ba68"/>
    </style:style>
    <style:style style:name="T107" style:family="text">
      <style:text-properties officeooo:rsid="006c4f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 sonf vorz ji, goho yad <text:span text:style-name="T32">b</text:span>alt, l<text:span text:style-name="T33">o</text:span>nsh <text:span text:style-name="T33">k</text:span>alz vonfo; Sobra zol ror i ta nazpsad, <text:span text:style-name="T34">grã</text:span> ta malpërj; Di-es holk kwã nothoa zimz, od <text:span text:style-name="T35">koma</text:span> ta noblo zĩn; Soba thil <text:span text:style-name="T36">jënomp</text:span> <text:span text:style-name="T37">përj</text:span> aldi; Di-es <text:span text:style-name="T8">y</text:span>urb<text:span text:style-name="T38">z</text:span> obole ji rësam; <text:span text:style-name="T39">K</text:span>asarm ohorela taba Pĩr; Di-es zonren<text:span text:style-name="T40">j</text:span> <text:span text:style-name="T41">k</text:span>ab erm <text:span text:style-name="T42">yadna</text:span>. Pila farzëm znurza adna gono <text:span text:style-name="T43">Yadpil</text:span>, di-es homto; Soba ipam, lu ipamis; Di-es loholo vep zomd poamal, od bogpa ã-i ta piap piamol od vau-an. Zakare<text:span text:style-name="T7">,</text:span> ka, od zamran; odo sikle kwã; zorj, lap zirdo noko Mad, hoath Yaida.</text:p>
      <text:p text:style-name="P2"/>
      <text:p text:style-name="P2">A<text:span text:style-name="T44">j</text:span>t upã zong om fa<text:span text:style-name="T45">-</text:span>a<text:span text:style-name="T45">-</text:span>ip sald, viu El? Sobam yalpërj izazaz piad<text:span text:style-name="T46">f</text:span>; <text:span text:style-name="T47">K</text:span>asarma abramj ta talho para<text:span text:style-name="T48">k</text:span>leda, kwa ta lorselkwa turb<text:span text:style-name="T49">z</text:span> õ-ge balto. <text:span text:style-name="T50">Jivi</text:span> kis lu<text:span text:style-name="T51">z</text:span>d orri, od mi<text:span text:style-name="T52">k</text:span>alp kis bia ozongon; lap noan trof kors ta je, o<text:span text:style-name="T53">k</text:span> manin <text:span text:style-name="T54">Y</text:span>aidon. Torzu, gohe El; zakar, ka, s no<text:span text:style-name="T55">kw</text:span>od; zamran mikalzo, od ozazëm <text:span text:style-name="T56">y</text:span>urelp; lap zir I<text:span text:style-name="T57">-</text:span>o<text:span text:style-name="T57">-y</text:span>ad.</text:p>
      <text:p text:style-name="P2"/>
      <text:p text:style-name="P2">Mikma, goho Piad, zir <text:span text:style-name="T58">komsel</text:span> a zĩn bia<text:span text:style-name="T59">b</text:span> os londo. Norz kis othil <text:span text:style-name="T60">jijipa</text:span>, und<text:span text:style-name="T60">ë</text:span>l kis ta puim, kwa mosple telok, kwĩn toltor<text:span text:style-name="T61">j</text:span> <text:span text:style-name="T9">k</text:span>is<text:span text:style-name="T9"> </text:span>i kis je, <text:span text:style-name="T62">e</text:span>m ozin, di-es ti bër<text:span text:style-name="T63">j</text:span>da od torzul. I li eol balzar<text:span text:style-name="T64">j</text:span>, od ãla thiln os netab, dluga vomsar<text:span text:style-name="T65">j</text:span> lonsa <text:span text:style-name="T66">k</text:span>apmiali vorz cla, homil kokazb fafen izizop od <text:span text:style-name="T67">mĩnõj</text:span> d<text:span text:style-name="T67">i</text:span> ji netab, vaun nana<text:span text:style-name="T68">i-</text:span>el, panp<text:span text:style-name="T69">ë</text:span>r malpër<text:span text:style-name="T70">j</text:span>i kaozj pild. Noan unalã balt od vau-an. Do<text:span text:style-name="T71">-</text:span>o<text:span text:style-name="T71">-y</text:span>ap Mad, goholor, gohus, amiran. Mikma <text:span text:style-name="T72">y</text:span>ehusoz <text:span text:style-name="T73">kakakom</text:span>, od do-o-a<text:span text:style-name="T74">-</text:span>in noar mikalz ã-i om; Kasarmj gohia: Zakar, unigla<text:span text:style-name="T75">j</text:span>, od imvamar pugo plapli anana<text:span text:style-name="T76">-</text:span>el <text:span text:style-name="T77">kwãn</text:span>.</text:p>
      <text:p text:style-name="P2"/>
      <text:p text:style-name="P2">Othil la<text:span text:style-name="T78">z</text:span>di babaje, od <text:span text:style-name="T79">dorfa</text:span>, gohol: ji kis je avavago kormp p<text:span text:style-name="T80">i</text:span>d<text:span text:style-name="T80">i</text:span>, di-es sonf viu diu? <text:span text:style-name="T81">K</text:span>asarmi oali map<text:span text:style-name="T82">ë</text:span>m, sobam aj <text:span text:style-name="T83">k</text:span>ormpo <text:span text:style-name="T84">krip</text:span> el, kasarmj kro-od<text:span text:style-name="T85">-</text:span>zi kis od ujej; di-es ti, <text:span text:style-name="T86">k</text:span>apimali, kis <text:span text:style-name="T86">k</text:span>apimaon; od lonshin kis ta lo cla. Torgu, nor <text:span text:style-name="T87">kw</text:span>asahi, od ef kaozga; bagle zir <text:span text:style-name="T88">e</text:span>-ne yad, di-es i od apila. Do<text:span text:style-name="T89">-</text:span>o<text:span text:style-name="T89">-</text:span>aip <text:span text:style-name="T90">Kwã</text:span>l, zakar, od zamran obelisong, rest el ã<text:span text:style-name="T91">f</text:span> nor molap.</text:p>
      <text:p text:style-name="P2"/>
      <text:p text:style-name="P3"><text:span text:style-name="T10">Sapa</text:span><text:span text:style-name="T11"> </text:span><text:span text:style-name="T10">zimĩ di diu, od noas ta </text:span><text:span text:style-name="T12">kw</text:span><text:span text:style-name="T10">anis Adroch, dor</text:span><text:span text:style-name="T13">f</text:span><text:span text:style-name="T10">al kaozj, od fãnts piripsol ta blior; kasarm amipzi nazarth af, od dlugar zizop zlida kaozji toltorgi; od zë kis esias</text:span><text:span text:style-name="T14">k</text:span><text:span text:style-name="T10"> el ta viu, od yaod thild, di-es hubar peoal, soba </text:span><text:span text:style-name="T15">k</text:span><text:span text:style-name="T10">ormfa kis ta la, uls od kwa kokazb. Ka </text:span><text:span text:style-name="T16">n</text:span><text:span text:style-name="T10">ĩs od darb</text:span><text:span text:style-name="T17">z</text:span><text:span text:style-name="T10"> </text:span><text:span text:style-name="T17">kwãs</text:span><text:span text:style-name="T10">; ef etharzi od bliora; </text:span><text:span text:style-name="T18">yayal</text:span><text:span text:style-name="T10"> ednas </text:span><text:span text:style-name="T18">sikles</text:span><text:span text:style-name="T10">, bagle je yad El.</text:span></text:p>
      <text:p text:style-name="P2"/>
      <text:p text:style-name="P2">Ga<text:span text:style-name="T92">h</text:span> s diu em, mikalzo pilzin; sobam el har<text:span text:style-name="T93">j</text:span> mir babalon od oblo<text:span text:style-name="T94">k</text:span> samvel<text:span text:style-name="T94">j</text:span>, dlugar malpërj ar kaozji, od acam <text:span text:style-name="T95">k</text:span>anal; sobol zar ef bliard kaozji, od kis a netab od miam ta viu od di. Darsar solpeth bien; brita od za<text:span text:style-name="T96">k</text:span>am ji mikalzo soba ath trian lu<text:span text:style-name="T19">y</text:span>ahe od e<text:span text:style-name="T20">k</text:span>rin Mad <text:span text:style-name="T20">kwãn</text:span>.</text:p>
      <text:p text:style-name="P2"/>
      <text:p text:style-name="P2">Rãs i salman paradiz, o-ekrimi ã<text:span text:style-name="T97">-</text:span>o <text:span text:style-name="T21">y</text:span>alpirga, kwĩn E-ne butmon, od i noas ni paradial, kasarmj u<text:span text:style-name="T98">j</text:span>ar kirlan; od zona<text:span text:style-name="T99">k</text:span> lu<text:span text:style-name="T99">s</text:span>iftian, kors ta vaul zirn tol hami; soba londo od miam kis ta di od es, umadea od pi bliar, othil rit od miam. S no<text:span text:style-name="T100">kw</text:span>ol rit, zakar, zamran, o-ekrimi <text:span text:style-name="T22">Kwãdã</text:span>; od omi<text:span text:style-name="T101">k</text:span>alz ã-i om; bagle papnor i dlugam lonshi, od umplif u<text:span text:style-name="T102">j</text:span>e<text:span text:style-name="T102">j</text:span>i bigliad.</text:p>
      <text:p text:style-name="P2"/>
      <text:p text:style-name="P2">Bazmelo, i ta piripson oln naz avab ox, kasarmj uran kis ujej; di-es abram<text:span text:style-name="T23">j</text:span> baltoha, goho yad; soba mi-an trian ta lol<text:span text:style-name="T24">s</text:span>is abai vovin, od azia<text:span text:style-name="T25">j</text:span>ar rior. Ir<text:span text:style-name="T26">j</text:span>il kis da di-es paox buzd kaozgo, di-es kis, od ip uran teloa <text:span text:style-name="T27">kakërj</text:span> oi salman <text:span text:style-name="T28">lonko</text:span>, od vovina <text:span text:style-name="T28">k</text:span>arbaf! Nĩso, bagle avavago gohon; nĩso, bagle moma<text:span text:style-name="T29">u</text:span> si<text:span text:style-name="T31">-</text:span>a<text:span text:style-name="T29">y</text:span>on, od mabza <text:span text:style-name="T30">Y</text:span>ado i, as, momar, poilp. Nĩs, zamran <text:span text:style-name="T31">s</text:span>i<text:span text:style-name="T31">-</text:span>a<text:span text:style-name="T31">-</text:span>ofi kaozgo, od bliors, od kors i ta abrami<text:span text:style-name="T23">j</text:span>.</text:p>
      <text:p text:style-name="P1"/>
      <text:p text:style-name="P2">Mikalz bran<text:span text:style-name="T103">zj</text:span> <text:span text:style-name="T103">përjel</text:span>, napta <text:span text:style-name="T103">y</text:span>alpor (di-es brin efafafe <text:span text:style-name="T104">pi</text:span> vonfo olani od obza, sob<text:span text:style-name="T104">k</text:span>a upã kis tatan, od tranan balye) alar lu<text:span text:style-name="T104">z</text:span>da sobol, od kis holk s no<text:span text:style-name="T104">kw</text:span>odi <text:span text:style-name="T104">s</text:span>ial. Unal aldon mom kaozgo ta las olor jënei limlal. Ama <text:span text:style-name="T104">kis</text:span> soba madrid zë kis! Õ<text:span text:style-name="T104">anoan</text:span> kis avin<text:span text:style-name="T104">i</text:span> drilpi <text:span text:style-name="T105">kaozjin</text:span>, od butmoni parm zumvi <text:span text:style-name="T105">k</text:span>nila: dazi<text:span text:style-name="T105">s</text:span> ethamz a <text:span text:style-name="T106">k</text:span>ildao, od mirk ozol <text:span text:style-name="T106">kis</text:span> pidi<text:span text:style-name="T106">-</text:span>ai <text:span text:style-name="T106">kolal</text:span>. Ul<text:span text:style-name="T106">s</text:span>inin a sobam u<text:span text:style-name="T106">s</text:span>im, bagle yad <text:span text:style-name="T107">B</text:span>alto kirlan par. Nĩso (od ip ofafafe)! Bagle a kokazb i kors ka unig blior.</text:p>
      <text:p text:style-name="P1"/>
      <text:p text:style-name="P1"><text:soft-page-break/>Coraxo <text:span text:style-name="T1">kis</text:span> <text:span text:style-name="T1">kormp</text:span> <text:span text:style-name="T1">od</text:span> blans lucal aziazior paeb, <text:span text:style-name="T1">soba</text:span> lilonon <text:span text:style-name="T1">kis</text:span> virq op eophan <text:span text:style-name="T1">od</text:span> raclir maasi <text:span text:style-name="T1">bagle</text:span> <text:span text:style-name="T1">kaozji</text:span>, <text:span text:style-name="T1">di-es</text:span> ialpon dosig <text:span text:style-name="T1">od</text:span> basgim, <text:span text:style-name="T1">od</text:span> oxex dazis siatris, <text:span text:style-name="T1">od</text:span> salbrox cynxir faboan<text:span text:style-name="T1">.</text:span> <text:span text:style-name="T1">Unal</text:span> <text:span text:style-name="T1">kis</text:span> const <text:span text:style-name="T1">di-es</text:span> daox cocasg <text:span text:style-name="T1">ol</text:span> oanio yor eors vohim gizyax, <text:span text:style-name="T1">od</text:span> matb cocasg plosi molvi, <text:span text:style-name="T1">di-es</text:span> page <text:span text:style-name="T1">ip</text:span>, larag <text:span text:style-name="T1">om</text:span> dronln matorb <text:span text:style-name="T1">kokazb.</text:span> Emna <text:span text:style-name="T1">el</text:span> patralx yolci matb, nomig monons olora <text:span text:style-name="T1">jënei</text:span> angelard<text:span text:style-name="T1">.</text:span> Ohio Ohio Ohio Ohio Ohio Ohio, noib, Ohio caosgon, <text:span text:style-name="T1">bagle</text:span> <text:span text:style-name="T1">madrid</text:span> <text:span text:style-name="T1">i</text:span>, zirop, chiso drilpa<text:span text:style-name="T1">.</text:span> <text:span text:style-name="T1">Nĩso</text:span> <text:span text:style-name="T1">-</text:span> crip <text:span text:style-name="T1">ip</text:span> nidali<text:span text:style-name="T1">.</text:span></text:p>
      <text:p text:style-name="P1"/>
      <text:p text:style-name="P1">Oxiayal holdo <text:span text:style-name="T1">od</text:span> zirom o coraxo <text:span text:style-name="T1">di-es</text:span> zildar raasy, <text:span text:style-name="T1">od</text:span> vabzir camliax <text:span text:style-name="T1">od</text:span> bahal<text:span text:style-name="T1">:</text:span> <text:span text:style-name="T1">Nĩso!</text:span> <text:span text:style-name="T1">salman</text:span> <text:span text:style-name="T1">telok;</text:span> casarman <text:span text:style-name="T1">holk</text:span>, <text:span text:style-name="T1">od</text:span> <text:span text:style-name="T1">ti</text:span> <text:span text:style-name="T1">i</text:span> <text:span text:style-name="T1">ta</text:span> <text:span text:style-name="T1">zë</text:span> <text:span text:style-name="T1">kis</text:span> <text:span text:style-name="T1">soba</text:span> cormf <text:span text:style-name="T1">i</text:span> ga<text:span text:style-name="T1">.</text:span> Niisa<text:span text:style-name="T1">!</text:span> <text:span text:style-name="T1">Bagle</text:span> <text:span text:style-name="T1">abramj</text:span> noncp<text:span text:style-name="T1">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nci <text:span text:style-name="T1">di-es</text:span> <text:span text:style-name="T1">sonf</text:span> <text:span text:style-name="T1">babaje</text:span>, <text:span text:style-name="T1">od</text:span> <text:span text:style-name="T1">kis</text:span> ob, hubaio tibibp allar atraah, <text:span text:style-name="T1">od</text:span> ef<text:span text:style-name="T1">!</text:span> Drix <text:span text:style-name="T1">fafen</text:span> <text:span text:style-name="T1">mi-an</text:span>, <text:span text:style-name="T1">ar</text:span> <text:span text:style-name="T1">E-ne</text:span> ovof, <text:span text:style-name="T1">Soba</text:span> <text:span text:style-name="T1">do-o-ain</text:span> <text:span text:style-name="T1">ã-i</text:span> <text:span text:style-name="T1">i</text:span> Vonph<text:span text:style-name="T1">.</text:span> <text:span text:style-name="T1">Zakar</text:span>, <text:span text:style-name="T1">gohus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<text:span text:style-name="T1">brin</text:span> vx ooaona lring vonph doalim, eolis ollog orsba <text:span text:style-name="T1">di-es</text:span> <text:span text:style-name="T1">kis</text:span> affa<text:span text:style-name="T1">;</text:span> <text:span text:style-name="T1">mikma</text:span> isro <text:span text:style-name="T1">Mad</text:span>, <text:span text:style-name="T1">od</text:span> <text:span text:style-name="T1">lonshi</text:span> Tox, <text:span text:style-name="T1">di-es</text:span> <text:span text:style-name="T1">i</text:span> umd <text:span text:style-name="T1">ã-i</text:span> grosb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<text:span text:style-name="T1">mirk</text:span> <text:span text:style-name="T1">ol</text:span> <text:span text:style-name="T1">thil</text:span>, dods <text:span text:style-name="T1">tol</text:span> ham <text:span text:style-name="T1">kaozgo</text:span> homin<text:span text:style-name="T1">;</text:span> <text:span text:style-name="T1">di-es</text:span> <text:span text:style-name="T1">brin</text:span> oroch quar<text:span text:style-name="T1">;</text:span> <text:span text:style-name="T1">mikma</text:span> bial Oiad, <text:span text:style-name="T1">a</text:span> isro Tox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casarman upaahi <text:span text:style-name="T1">kis</text:span> darg, <text:span text:style-name="T1">di-es</text:span> oado <text:span text:style-name="T1">kaozji</text:span>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<text:span text:style-name="T1">salman</text:span> <text:span text:style-name="T1">balt</text:span>, <text:span text:style-name="T1">di-es</text:span> acroodzi <text:span text:style-name="T1">buzd</text:span>, <text:span text:style-name="T1">od</text:span> bliorax balit<text:span text:style-name="T1">;</text:span> <text:span text:style-name="T1">di-es</text:span> insi <text:span text:style-name="T1">kaozj</text:span> lusdan emod <text:span text:style-name="T1">di-es</text:span> <text:span text:style-name="T1">om</text:span> <text:span text:style-name="T1">od</text:span> tliob<text:span text:style-name="T1">:</text:span> drilpa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di</text:span>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<text:span text:style-name="T1">aldon</text:span>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mikalz</text:span> olpirt <text:span text:style-name="T1">yalpërj</text:span> <text:span text:style-name="T1">bliors</text:span>, <text:span text:style-name="T1">di-es</text:span> <text:span text:style-name="T1">odo</text:span> busdir Oiad ovoars <text:span text:style-name="T1">kaozgo;</text:span> <text:span text:style-name="T1">kasarmj</text:span> laiad eran brints cafafam<text:span text:style-name="T1">;</text:span> <text:span text:style-name="T1">di-es</text:span> <text:span text:style-name="T1">i</text:span> umd <text:span text:style-name="T1">a</text:span>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RI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OX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D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L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6.2$Linux_X86_64 LibreOffice_project/20$Build-2</meta:generator>
    <dc:date>2019-08-24T17:20:49.332172420</dc:date>
    <meta:editing-duration>PT5H59M42S</meta:editing-duration>
    <meta:editing-cycles>245</meta:editing-cycles>
    <meta:document-statistic meta:table-count="0" meta:image-count="0" meta:object-count="0" meta:page-count="11" meta:paragraph-count="48" meta:word-count="6622" meta:character-count="40245" meta:non-whitespace-character-count="33671"/>
  </office:meta>
</office:document-meta>
</file>